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erriweather" svg:font-family="Merriweather" style:font-pitch="variable"/>
    <style:font-face style:name="Merriweather1" svg:font-family="Merriweathe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ans" svg:font-family="OpenSans" style:font-pitch="variable"/>
    <style:font-face style:name="OpenSans1" svg:font-family="OpenSan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fo:background-color="#ffffff" fo:border="none"/>
    </style:style>
    <style:style style:name="gr4" style:family="graphic" style:parent-style-name="standard">
      <style:graphic-properties draw:textarea-vertical-align="middle" fo:background-color="#ffffff" fo:border="non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9pt" style:font-size-asian="9pt" style:font-size-complex="9pt"/>
    </style:style>
    <style:style style:name="P4" style:family="paragraph">
      <style:paragraph-properties fo:text-align="start"/>
      <style:text-properties fo:color="#000000" style:text-line-through-style="none" style:text-line-through-type="none" fo:font-family="'Times New Roman'" style:font-style-name="Regular" style:font-family-generic="roman" fo:font-size="36pt" fo:font-style="normal" style:text-underline-style="none" fo:font-weight="bold"/>
    </style:style>
    <style:style style:name="P5" style:family="paragraph">
      <style:paragraph-properties fo:text-align="start"/>
      <style:text-properties fo:color="#000000" style:text-line-through-style="none" style:text-line-through-type="none" fo:font-family="'Times New Roman'" style:font-style-name="Regular" style:font-family-generic="roman" fo:font-size="14pt" fo:font-style="normal" style:text-underline-style="none" fo:font-weight="normal"/>
    </style:style>
    <style:style style:name="P6" style:family="paragraph">
      <style:paragraph-properties fo:text-align="start"/>
      <style:text-properties fo:color="#666666" style:text-line-through-style="none" style:text-line-through-type="none" fo:font-family="'Times New Roman'" style:font-style-name="Regular" style:font-family-generic="roman" fo:font-size="12pt" fo:font-style="normal" style:text-underline-style="none" fo:font-weight="normal"/>
    </style:style>
    <style:style style:name="P7" style:family="paragraph">
      <style:paragraph-properties fo:text-align="start"/>
      <style:text-properties fo:color="#000000" style:text-line-through-style="none" style:text-line-through-type="none" fo:font-family="'Times New Roman'" style:font-style-name="Regular" style:font-family-generic="roman" fo:font-size="11pt" fo:font-style="normal" style:text-underline-style="none" fo:font-weight="bold"/>
    </style:style>
    <style:style style:name="P8" style:family="paragraph">
      <style:paragraph-properties fo:text-align="start"/>
      <style:text-properties fo:color="#666666" style:text-line-through-style="none" style:text-line-through-type="none" fo:font-family="'Times New Roman'" style:font-style-name="Regular" style:font-family-generic="roman" fo:font-size="11pt" fo:font-style="normal" style:text-underline-style="none" fo:font-weight="normal"/>
    </style:style>
    <style:style style:name="P9" style:family="paragraph">
      <style:paragraph-properties fo:text-align="start"/>
      <style:text-properties fo:color="#000000" style:text-line-through-style="none" style:text-line-through-type="none" fo:font-family="'Times New Roman'" style:font-style-name="Regular" style:font-family-generic="roman" fo:font-size="11pt" fo:font-style="normal" style:text-underline-style="none" fo:font-weight="normal"/>
    </style:style>
    <style:style style:name="P10" style:family="paragraph">
      <style:paragraph-properties fo:text-align="start"/>
      <style:text-properties fo:color="#000000" style:text-line-through-style="none" style:text-line-through-type="none" fo:font-family="'Times New Roman'" style:font-style-name="Bold" style:font-family-generic="roman" fo:font-size="11pt" fo:font-style="normal" style:text-underline-style="none" fo:font-weight="bold"/>
    </style:style>
    <style:style style:name="P11" style:family="paragraph">
      <style:paragraph-properties fo:text-align="start"/>
      <style:text-properties fo:color="#666666" style:text-line-through-style="none" style:text-line-through-type="none" fo:font-family="'Times New Roman'" style:font-style-name="Bold" style:font-family-generic="roman" fo:font-size="11pt" fo:font-style="normal" style:text-underline-style="none" fo:font-weight="normal"/>
    </style:style>
    <style:style style:name="P12" style:family="paragraph">
      <style:paragraph-properties fo:text-align="start"/>
      <style:text-properties fo:color="#000000" style:text-line-through-style="none" style:text-line-through-type="none" fo:font-family="'Times New Roman'" style:font-style-name="Bold" style:font-family-generic="roman" fo:font-size="11pt" fo:font-style="normal" style:text-underline-style="none" fo:font-weight="normal"/>
    </style:style>
    <style:style style:name="P13" style:family="paragraph">
      <style:paragraph-properties fo:text-align="start"/>
      <style:text-properties fo:color="#000000" style:text-line-through-style="none" style:text-line-through-type="none" fo:font-family="Lato" style:font-style-name="Regular" fo:font-size="18pt" fo:font-style="normal" style:text-underline-style="none"/>
    </style:style>
    <style:style style:name="T1" style:family="text">
      <style:text-properties fo:color="#2079c7" loext:opacity="100%" style:font-name="OpenSans1" fo:font-size="9pt" fo:font-weight="bold" style:font-size-asian="9pt" style:font-weight-asian="bold" style:font-name-complex="OpenSans1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name" form:control-implementation="ooo:com.sun.star.form.component.TextField" xml:id="control1" form:id="control1" form:current-value="Your Name" form:value="Your 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itle" form:control-implementation="ooo:com.sun.star.form.component.TextField" xml:id="control2" form:id="control2" form:current-value="Title" form:value="Titl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info" form:control-implementation="ooo:com.sun.star.form.component.TextField" xml:id="control3" form:id="control3" form:current-value="123 Your Street&#10;Your City, ST 12345&#10;(123) 456-7890&#10;no_reply@example.com" form:value="123 Your Street&#10;Your City, ST 12345&#10;(123) 456-7890&#10;no_reply@example.com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xperience.0.0" form:control-implementation="ooo:com.sun.star.form.component.TextField" xml:id="control4" form:id="control4" form:current-value="Company Name, Location - Job Title" form:value="Company Name, Location - Job Titl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xperience.0.1" form:control-implementation="ooo:com.sun.star.form.component.TextField" xml:id="control5" form:id="control5" form:current-value="MONTH 20XX - PRESENT" form:value="MONTH 20XX - PRESEN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xperience.0.2" form:control-implementation="ooo:com.sun.star.form.component.TextField" xml:id="control6" form:id="control6" form:current-value="Lorem ipsum dolor sit amet, consectetur adipiscing elit. Aenean ac interdum nisi. Sed inconsequatmi." form:value="Lorem ipsum dolor sit amet, consectetur adipiscing elit. Aenean ac interdum nisi. Sed inconsequatmi.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xperience.1.0" form:control-implementation="ooo:com.sun.star.form.component.TextField" xml:id="control7" form:id="control7" form:current-value="Company Name, Location - Job Title" form:value="Company Name, Location - Job Titl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xperience.1.1" form:control-implementation="ooo:com.sun.star.form.component.TextField" xml:id="control8" form:id="control8" form:current-value="MONTH 20XX - PRESENT" form:value="MONTH 20XX - PRESEN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xperience.1.2" form:control-implementation="ooo:com.sun.star.form.component.TextField" xml:id="control9" form:id="control9" form:current-value="Lorem ipsum dolor sit amet, consectetur adipiscing elit. Aenean ac interdum nisi. Sed inconsequatmi." form:value="Lorem ipsum dolor sit amet, consectetur adipiscing elit. Aenean ac interdum nisi. Sed inconsequatmi.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xperience.2.0" form:control-implementation="ooo:com.sun.star.form.component.TextField" xml:id="control10" form:id="control10" form:current-value="Company Name, Location - Job Title" form:value="Company Name, Location - Job Titl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xperience.2.1" form:control-implementation="ooo:com.sun.star.form.component.TextField" xml:id="control11" form:id="control11" form:current-value="MONTH 20XX - PRESENT" form:value="MONTH 20XX - PRESEN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xperience.2.2" form:control-implementation="ooo:com.sun.star.form.component.TextField" xml:id="control12" form:id="control12" form:current-value="Lorem ipsum dolor sit amet, consectetur adipiscing elit. Aenean ac interdum nisi. Sed inconsequatmi." form:value="Lorem ipsum dolor sit amet, consectetur adipiscing elit. Aenean ac interdum nisi. Sed inconsequatmi.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ducation.0.0" form:control-implementation="ooo:com.sun.star.form.component.TextField" xml:id="control13" form:id="control13" form:current-value="School Name, Location - Degree" form:value="School Name, Location - Degre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ducation.0.1" form:control-implementation="ooo:com.sun.star.form.component.TextField" xml:id="control14" form:id="control14" form:current-value="MONTH 20XX - PRESENT" form:value="MONTH 20XX - PRESEN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ducation.0.2" form:control-implementation="ooo:com.sun.star.form.component.TextField" xml:id="control15" form:id="control15" form:current-value="Lorem ipsum dolor sit amet, consectetur adipiscing elit. Aenean ac interdum nisi. Sed inconsequatmi." form:value="Lorem ipsum dolor sit amet, consectetur adipiscing elit. Aenean ac interdum nisi. Sed inconsequatmi.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ducation.1.0" form:control-implementation="ooo:com.sun.star.form.component.TextField" xml:id="control16" form:id="control16" form:current-value="School Name, Location - Degree" form:value="School Name, Location - Degre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ducation.1.1" form:control-implementation="ooo:com.sun.star.form.component.TextField" xml:id="control17" form:id="control17" form:current-value="MONTH 20XX - PRESENT" form:value="MONTH 20XX - PRESEN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ducation.1.2" form:control-implementation="ooo:com.sun.star.form.component.TextField" xml:id="control18" form:id="control18" form:current-value="Lorem ipsum dolor sit amet, consectetur adipiscing elit. Aenean ac interdum nisi. Sed inconsequatmi." form:value="Lorem ipsum dolor sit amet, consectetur adipiscing elit. Aenean ac interdum nisi. Sed inconsequatmi.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projects" form:control-implementation="ooo:com.sun.star.form.component.TextField" xml:id="control19" form:id="control19" form:current-value="• Project 1&#10;• Project 2&#10;• Project 3&#10;• Project 4&#10;• Project 5" form:value="• Project 1&#10;• Project 2&#10;• Project 3&#10;• Project 4&#10;• Project 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skills" form:control-implementation="ooo:com.sun.star.form.component.TextField" xml:id="control20" form:id="control20" form:current-value="• Skill 1&#10;• Skill 2&#10;• Skill 3&#10;• Skill 4&#10;• Skill 5" form:value="• Skill 1&#10;• Skill 2&#10;• Skill 3&#10;• Skill 4&#10;• Skill 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awards" form:control-implementation="ooo:com.sun.star.form.component.TextField" xml:id="control21" form:id="control21" form:current-value="• Skill 1&#10;• Skill 2&#10;• Skill 3&#10;• Skill 4&#10;• Skill 5" form:value="• Skill 1&#10;• Skill 2&#10;• Skill 3&#10;• Skill 4&#10;• Skill 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anguages" form:control-implementation="ooo:com.sun.star.form.component.TextField" xml:id="control22" form:id="control22" form:current-value="• Language 1&#10;• Language 2&#10;• Language 3&#10;• Language 4&#10;• Language 5" form:value="• Language 1&#10;• Language 2&#10;• Language 3&#10;• Language 4&#10;• Language 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2.208cm" svg:height="0.374cm" svg:x="1.789cm" svg:y="5.656cm">
          <draw:text-box>
            <text:p text:style-name="P2"><text:span text:style-name="T1">EXPERIENCE</text:span></text:p>
          </draw:text-box>
        </draw:frame>
        <draw:frame draw:style-name="gr2" draw:text-style-name="P3" draw:layer="layout" svg:width="2.089cm" svg:height="0.374cm" svg:x="1.789cm" svg:y="15.34cm">
          <draw:text-box>
            <text:p text:style-name="P2"><text:span text:style-name="T1">EDUCATION</text:span></text:p>
          </draw:text-box>
        </draw:frame>
        <draw:frame draw:style-name="gr2" draw:text-style-name="P3" draw:layer="layout" svg:width="1.763cm" svg:height="0.374cm" svg:x="1.789cm" svg:y="21.769cm">
          <draw:text-box>
            <text:p text:style-name="P2"><text:span text:style-name="T1">PROJECTS</text:span></text:p>
          </draw:text-box>
        </draw:frame>
        <draw:frame draw:style-name="gr2" draw:text-style-name="P3" draw:layer="layout" svg:width="1.23cm" svg:height="0.374cm" svg:x="14.436cm" svg:y="5.656cm">
          <draw:text-box>
            <text:p text:style-name="P2"><text:span text:style-name="T1">SKILLS</text:span></text:p>
          </draw:text-box>
        </draw:frame>
        <draw:frame draw:style-name="gr2" draw:text-style-name="P3" draw:layer="layout" svg:width="1.581cm" svg:height="0.374cm" svg:x="14.436cm" svg:y="10.692cm">
          <draw:text-box>
            <text:p text:style-name="P2"><text:span text:style-name="T1">AWARDS</text:span></text:p>
          </draw:text-box>
        </draw:frame>
        <draw:frame draw:style-name="gr2" draw:text-style-name="P3" draw:layer="layout" svg:width="2.191cm" svg:height="0.374cm" svg:x="14.436cm" svg:y="15.644cm">
          <draw:text-box>
            <text:p text:style-name="P2"><text:span text:style-name="T1">LANGUAGES</text:span></text:p>
          </draw:text-box>
        </draw:frame>
        <draw:control draw:style-name="gr3" draw:text-style-name="P4" draw:layer="controls" svg:width="11.113cm" svg:height="1.588cm" svg:x="1.587cm" svg:y="1.522cm" draw:control="control1"/>
        <draw:control draw:style-name="gr3" draw:text-style-name="P5" draw:layer="controls" svg:width="11.113cm" svg:height="0.935cm" svg:x="1.588cm" svg:y="3.175cm" draw:control="control2"/>
        <draw:control draw:style-name="gr3" draw:text-style-name="P6" draw:layer="controls" svg:width="7.315cm" svg:height="2.24cm" svg:x="14.275cm" svg:y="1.77cm" draw:control="control3"/>
        <draw:control draw:style-name="gr4" draw:text-style-name="P7" draw:layer="controls" svg:width="10.943cm" svg:height="0.635cm" svg:x="1.757cm" svg:y="6.402cm" draw:control="control4"/>
        <draw:control draw:style-name="gr4" draw:text-style-name="P8" draw:layer="controls" svg:width="10.943cm" svg:height="0.635cm" svg:x="1.757cm" svg:y="7.003cm" draw:control="control5"/>
        <draw:control draw:style-name="gr4" draw:text-style-name="P9" draw:layer="controls" svg:width="10.943cm" svg:height="1.253cm" svg:x="1.757cm" svg:y="7.689cm" draw:control="control6"/>
        <draw:control draw:style-name="gr4" draw:text-style-name="P7" draw:layer="controls" svg:width="10.943cm" svg:height="0.635cm" svg:x="1.757cm" svg:y="8.902cm" draw:control="control7"/>
        <draw:control draw:style-name="gr4" draw:text-style-name="P8" draw:layer="controls" svg:width="10.943cm" svg:height="0.635cm" svg:x="1.757cm" svg:y="9.503cm" draw:control="control8"/>
        <draw:control draw:style-name="gr4" draw:text-style-name="P9" draw:layer="controls" svg:width="10.943cm" svg:height="1.253cm" svg:x="1.757cm" svg:y="10.189cm" draw:control="control9"/>
        <draw:control draw:style-name="gr4" draw:text-style-name="P7" draw:layer="controls" svg:width="10.943cm" svg:height="0.635cm" svg:x="1.757cm" svg:y="11.502cm" draw:control="control10"/>
        <draw:control draw:style-name="gr4" draw:text-style-name="P8" draw:layer="controls" svg:width="10.943cm" svg:height="0.635cm" svg:x="1.757cm" svg:y="12.103cm" draw:control="control11"/>
        <draw:control draw:style-name="gr4" draw:text-style-name="P9" draw:layer="controls" svg:width="10.943cm" svg:height="1.253cm" svg:x="1.757cm" svg:y="12.789cm" draw:control="control12"/>
        <draw:control draw:style-name="gr4" draw:text-style-name="P10" draw:layer="controls" svg:width="11.112cm" svg:height="0.635cm" svg:x="1.823cm" svg:y="16.11cm" draw:control="control13"/>
        <draw:control draw:style-name="gr4" draw:text-style-name="P11" draw:layer="controls" svg:width="11.112cm" svg:height="0.635cm" svg:x="1.823cm" svg:y="16.711cm" draw:control="control14"/>
        <draw:control draw:style-name="gr4" draw:text-style-name="P12" draw:layer="controls" svg:width="11.112cm" svg:height="1.253cm" svg:x="1.823cm" svg:y="17.397cm" draw:control="control15"/>
        <draw:control draw:style-name="gr4" draw:text-style-name="P10" draw:layer="controls" svg:width="11.112cm" svg:height="0.635cm" svg:x="1.823cm" svg:y="18.61cm" draw:control="control16"/>
        <draw:control draw:style-name="gr4" draw:text-style-name="P11" draw:layer="controls" svg:width="11.112cm" svg:height="0.635cm" svg:x="1.823cm" svg:y="19.211cm" draw:control="control17"/>
        <draw:control draw:style-name="gr4" draw:text-style-name="P12" draw:layer="controls" svg:width="11.112cm" svg:height="1.253cm" svg:x="1.823cm" svg:y="19.897cm" draw:control="control18"/>
        <draw:control draw:style-name="gr3" draw:text-style-name="P13" draw:layer="controls" svg:width="8.72cm" svg:height="3.858cm" svg:x="1.757cm" svg:y="22.494cm" draw:control="control19"/>
        <draw:control draw:style-name="gr3" draw:text-style-name="P13" draw:layer="controls" svg:width="7.233cm" svg:height="3.858cm" svg:x="14.357cm" svg:y="6.367cm" draw:control="control20"/>
        <draw:control draw:style-name="gr3" draw:text-style-name="P13" draw:layer="controls" svg:width="7.233cm" svg:height="3.858cm" svg:x="14.358cm" svg:y="11.467cm" draw:control="control21"/>
        <draw:control draw:style-name="gr3" draw:text-style-name="P13" draw:layer="controls" svg:width="7.233cm" svg:height="3.858cm" svg:x="14.359cm" svg:y="16.367cm" draw:control="control22"/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erriweather" svg:font-family="Merriweather" style:font-pitch="variable"/>
    <style:font-face style:name="Merriweather1" svg:font-family="Merriweathe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ans" svg:font-family="OpenSans" style:font-pitch="variable"/>
    <style:font-face style:name="OpenSans1" svg:font-family="OpenSan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2-12-15T13:01:36.057230409</dc:date>
    <meta:editing-duration>PT6M26S</meta:editing-duration>
    <meta:editing-cycles>2</meta:editing-cycles>
    <meta:document-statistic meta:object-count="29"/>
  </office:meta>
</office:document-meta>
</file>